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D49687A1E98BB7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joana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Impress-LibreOffice-title">
      <style:graphic-properties fo:min-height="1.163cm"/>
    </style:style>
    <style:style style:name="pr2" style:family="presentation" style:parent-style-name="Blue-Impress-LibreOffice-outline1">
      <style:graphic-properties fo:min-height="15.95cm"/>
    </style:style>
    <style:style style:name="pr3" style:family="presentation" style:parent-style-name="Blue-Impress-LibreOffice-outline1">
      <style:graphic-properties draw:stroke="none" draw:fill="none" fo:min-height="3.156cm"/>
    </style:style>
    <style:style style:name="pr4" style:family="presentation" style:parent-style-name="Blue-Impress-LibreOffice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Impress-LibreOffic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1.479cm" svg:x="1.6cm" svg:y="2.079cm" presentation:class="title" presentation:user-transformed="true">
          <draw:text-box>
            <text:p text:style-name="P1"><text:span text:style-name="T1">Hello. I am</text:span></text:p>
          </draw:text-box>
        </draw:frame>
        <draw:frame presentation:style-name="pr2" draw:layer="layout" svg:width="25.199cm" svg:height="16.2cm" svg:x="1.6cm" svg:y="2.2cm" presentation:class="outline" presentation:placeholder="true">
          <draw:text-box/>
        </draw:frame>
        <draw:frame presentation:style-name="pr3" draw:text-style-name="P3" draw:layer="layout" svg:width="11.228cm" svg:height="3.406cm" svg:x="8.541cm" svg:y="8.969cm">
          <draw:text-box>
            <text:list text:style-name="L2">
              <text:list-header>
                <text:p text:style-name="P2"><text:span text:style-name="T2">JOANA</text:span></text:p>
              </text:list-header>
            </text:list>
          </draw:text-box>
        </draw:frame>
        <anim:par presentation:node-type="timing-root">
          <anim:par smil:begin="id1.begin">
            <anim:audio xlink:href="../joana.wav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-Impress-LibreOffice" presentation:presentation-page-layout-name="AL1T1">
        <office:forms form:automatic-focus="false" form:apply-design-mode="false"/>
        <draw:frame presentation:style-name="pr1" draw:layer="layout" svg:width="25.199cm" svg:height="1.163cm" svg:x="1.6cm" svg:y="0.237cm" presentation:class="title" presentation:placeholder="true">
          <draw:text-box/>
        </draw:frame>
        <draw:frame presentation:style-name="pr2" draw:layer="layout" svg:width="25.199cm" svg:height="16.2cm" svg:x="1.6cm" svg:y="2.2cm" presentation:class="outline" presentation:placeholder="true">
          <draw:text-box/>
        </draw:frame>
        <draw:frame presentation:style-name="pr3" draw:text-style-name="P3" draw:layer="layout" svg:width="11.228cm" svg:height="3.406cm" svg:x="8.541cm" svg:y="8.969cm">
          <draw:text-box>
            <text:list text:style-name="L2">
              <text:list-header>
                <text:p text:style-name="P2"><text:span text:style-name="T2">WHY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-Impress-LibreOffice" presentation:presentation-page-layout-name="AL1T1">
        <draw:frame presentation:style-name="pr1" draw:layer="layout" svg:width="25.199cm" svg:height="1.163cm" svg:x="1.6cm" svg:y="0.237cm" presentation:class="title" presentation:placeholder="true">
          <draw:text-box/>
        </draw:frame>
        <draw:frame presentation:style-name="pr2" draw:layer="layout" svg:width="25.199cm" svg:height="16.2cm" svg:x="1.6cm" svg:y="2.2cm" presentation:class="outline" presentation:placeholder="true">
          <draw:text-box/>
        </draw:frame>
        <draw:frame presentation:style-name="pr3" draw:text-style-name="P3" draw:layer="layout" svg:width="11.228cm" svg:height="3.406cm" svg:x="8.541cm" svg:y="8.969cm">
          <draw:text-box>
            <text:list text:style-name="L2">
              <text:list-header>
                <text:p text:style-name="P2"><text:span text:style-name="T2">HOW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-Impress-LibreOffice" presentation:presentation-page-layout-name="AL1T1">
        <draw:frame presentation:style-name="pr1" draw:layer="layout" svg:width="25.199cm" svg:height="1.163cm" svg:x="1.6cm" svg:y="0.237cm" presentation:class="title" presentation:placeholder="true">
          <draw:text-box/>
        </draw:frame>
        <draw:frame presentation:style-name="pr2" draw:layer="layout" svg:width="25.199cm" svg:height="16.2cm" svg:x="1.6cm" svg:y="2.2cm" presentation:class="outline" presentation:placeholder="true">
          <draw:text-box/>
        </draw:frame>
        <draw:frame presentation:style-name="pr3" draw:text-style-name="P3" draw:layer="layout" svg:width="11.228cm" svg:height="3.406cm" svg:x="8.541cm" svg:y="8.969cm">
          <draw:text-box>
            <text:list text:style-name="L2">
              <text:list-header>
                <text:p text:style-name="P2"><text:span text:style-name="T3">AND NOW, THE DEMO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D49687A1E98BB7A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-Impress-LibreOffi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ue-Impress-Libre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-Impress-Libre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Impress-LibreOffice-outline1" style:family="presentation">
      <style:graphic-properties draw:stroke="none" draw:fill="none" draw:auto-grow-height="false" draw:fit-to-size="shrink-to-fit">
        <text:list-style style:name="Blue-Impress-Libre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Impress-LibreOffice-outline2" style:family="presentation" style:parent-style-name="Blue-Impress-LibreOffice-outline1">
      <style:paragraph-properties fo:margin-top="0cm" fo:margin-bottom="0.4cm"/>
      <style:text-properties style:font-size-asian="28pt" style:font-size-complex="28pt"/>
    </style:style>
    <style:style style:name="Blue-Impress-LibreOffice-outline3" style:family="presentation" style:parent-style-name="Blue-Impress-LibreOffice-outline2">
      <style:paragraph-properties fo:margin-top="0cm" fo:margin-bottom="0.3cm"/>
      <style:text-properties style:font-size-asian="24pt" style:font-size-complex="24pt"/>
    </style:style>
    <style:style style:name="Blue-Impress-LibreOffice-outline4" style:family="presentation" style:parent-style-name="Blue-Impress-LibreOffice-outline3">
      <style:paragraph-properties fo:margin-top="0cm" fo:margin-bottom="0.2cm"/>
      <style:text-properties style:font-size-asian="20pt" style:font-size-complex="20pt"/>
    </style:style>
    <style:style style:name="Blue-Impress-LibreOffice-outline5" style:family="presentation" style:parent-style-name="Blue-Impress-LibreOffice-outline4">
      <style:paragraph-properties fo:margin-top="0cm" fo:margin-bottom="0.1cm"/>
      <style:text-properties style:font-size-asian="20pt" style:font-size-complex="20pt"/>
    </style:style>
    <style:style style:name="Blue-Impress-LibreOffice-outline6" style:family="presentation" style:parent-style-name="Blue-Impress-LibreOffice-outline5">
      <style:paragraph-properties fo:margin-top="0cm" fo:margin-bottom="0.1cm"/>
      <style:text-properties style:font-size-asian="20pt" style:font-size-complex="20pt"/>
    </style:style>
    <style:style style:name="Blue-Impress-LibreOffice-outline7" style:family="presentation" style:parent-style-name="Blue-Impress-LibreOffice-outline6">
      <style:paragraph-properties fo:margin-top="0cm" fo:margin-bottom="0.1cm"/>
      <style:text-properties style:font-size-asian="20pt" style:font-size-complex="20pt"/>
    </style:style>
    <style:style style:name="Blue-Impress-LibreOffice-outline8" style:family="presentation" style:parent-style-name="Blue-Impress-LibreOffice-outline7">
      <style:paragraph-properties fo:margin-top="0cm" fo:margin-bottom="0.1cm"/>
      <style:text-properties style:font-size-asian="20pt" style:font-size-complex="20pt"/>
    </style:style>
    <style:style style:name="Blue-Impress-LibreOffice-outline9" style:family="presentation" style:parent-style-name="Blue-Impress-LibreOffice-outline8">
      <style:paragraph-properties fo:margin-top="0cm" fo:margin-bottom="0.1cm"/>
      <style:text-properties style:font-size-asian="20pt" style:font-size-complex="20pt"/>
    </style:style>
    <style:style style:name="Blue-Impress-LibreOffice-subtitle" style:family="presentation">
      <style:graphic-properties draw:stroke="none" draw:fill="none" draw:textarea-vertical-align="middle">
        <text:list-style style:name="Blue-Impress-Libre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Impress-LibreOffice-title" style:family="presentation">
      <style:graphic-properties draw:stroke="none" draw:fill="none" draw:textarea-vertical-align="middle">
        <text:list-style style:name="Blue-Impress-Libre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Impress-Libre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-Impress-LibreOffi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-Impress-LibreOffi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-Impress-LibreOffice" style:page-layout-name="PM1" draw:style-name="Mdp1">
      <draw:frame presentation:style-name="Blue-Impress-LibreOffice-title" draw:layer="backgroundobjects" svg:width="25.199cm" svg:height="1.163cm" svg:x="1.6cm" svg:y="0.237cm" presentation:class="title" presentation:placeholder="true">
        <draw:text-box/>
      </draw:frame>
      <draw:frame presentation:style-name="Blue-Impress-LibreOffice-outline1" draw:layer="backgroundobjects" svg:width="25.199cm" svg:height="16.2cm" svg:x="1.6cm" svg:y="2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-Impress-LibreOffice-title" draw:layer="backgroundobjects" svg:width="14.848cm" svg:height="11.136cm" svg:x="3.075cm" svg:y="2.257cm" presentation:class="page"/>
        <draw:frame presentation:style-name="Blue-Impress-LibreOffi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2:58:52.784858553</meta:creation-date>
    <meta:editing-duration>PT26M55S</meta:editing-duration>
    <meta:editing-cycles>2</meta:editing-cycles>
    <meta:generator>LibreOffice/5.1.4.2$Linux_X86_64 LibreOffice_project/10m0$Build-2</meta:generator>
    <dc:date>2016-10-16T13:25:47.326031748</dc:date>
    <meta:document-statistic meta:object-count="41"/>
  </office:meta>
</office:document-meta>
</file>